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4.983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5.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08"/>
    <style:style style:name="ce2" style:family="table-cell" style:parent-style-name="Default" style:data-style-name="N108">
      <style:table-cell-properties fo:border-bottom="none" fo:border-left="0.06pt solid #000000" fo:border-right="none" fo:border-top="none"/>
    </style:style>
    <style:style style:name="ce3" style:family="table-cell" style:parent-style-name="Default" style:data-style-name="N109"/>
    <style:style style:name="ce4" style:family="table-cell" style:parent-style-name="Default" style:data-style-name="N1"/>
  </office:automatic-styles>
  <office:body>
    <office:spreadsheet>
      <table:table table:name="Alg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8" table:default-cell-style-name="ce1"/>
        <table:table-column table:style-name="co9" table:default-cell-style-name="ce1"/>
        <table:table-column table:style-name="co3" table:default-cell-style-name="Default"/>
        <table:table-row table:style-name="ro1">
          <table:table-cell office:value-type="string">
            <text:p>Taille des données (n)</text:p>
          </table:table-cell>
          <table:table-cell office:value-type="string">
            <text:p>Nb tests</text:p>
          </table:table-cell>
          <table:table-cell office:value-type="string">
            <text:p>Facteur</text:p>
          </table:table-cell>
          <table:table-cell office:value-type="string">
            <text:p>Temps minimum</text:p>
          </table:table-cell>
          <table:table-cell office:value-type="string">
            <text:p>Temps maximum</text:p>
          </table:table-cell>
          <table:table-cell office:value-type="string">
            <text:p>Temps moyen</text:p>
          </table:table-cell>
          <table:table-cell office:value-type="string">
            <text:p>Temps minimum (pondéré)</text:p>
          </table:table-cell>
          <table:table-cell office:value-type="string">
            <text:p>Temps Maximum (ponderé)</text:p>
          </table:table-cell>
          <table:table-cell office:value-type="string">
            <text:p>Temps moyen(pondere)</text:p>
          </table:table-cell>
          <table:table-cell office:value-type="string">
            <text:p>Aléatoire ?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1000000">
            <text:p>1000000</text:p>
          </table:table-cell>
          <table:table-cell office:value-type="float" office:value="20">
            <text:p>20 ms</text:p>
          </table:table-cell>
          <table:table-cell office:value-type="float" office:value="28">
            <text:p>28 ms</text:p>
          </table:table-cell>
          <table:table-cell office:value-type="float" office:value="24.2279">
            <text:p>24,2279 ms</text:p>
          </table:table-cell>
          <table:table-cell table:formula="of:=[.D2]/[.C2]" office:value-type="float" office:value="0.00002">
            <text:p>0,00002 ms</text:p>
          </table:table-cell>
          <table:table-cell table:formula="of:=[.E2]/[.C2]" office:value-type="float" office:value="0.000028">
            <text:p>0,000028 ms</text:p>
          </table:table-cell>
          <table:table-cell table:formula="of:=[.F2]/[.C2]" office:value-type="float" office:value="0.0000242279">
            <text:p>0,0000242279 ms</text:p>
          </table:table-cell>
          <table:table-cell office:value-type="string">
            <text:p>NON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80">
            <text:p>2080</text:p>
          </table:table-cell>
          <table:table-cell office:value-type="float" office:value="1000000">
            <text:p>1000000</text:p>
          </table:table-cell>
          <table:table-cell office:value-type="float" office:value="36">
            <text:p>36 ms</text:p>
          </table:table-cell>
          <table:table-cell office:value-type="float" office:value="68">
            <text:p>68 ms</text:p>
          </table:table-cell>
          <table:table-cell office:value-type="float" office:value="44.0995">
            <text:p>44,0995 ms</text:p>
          </table:table-cell>
          <table:table-cell table:formula="of:=[.D3]/[.C3]" office:value-type="float" office:value="0.000036">
            <text:p>0,000036 ms</text:p>
          </table:table-cell>
          <table:table-cell table:formula="of:=[.E3]/[.C3]" office:value-type="float" office:value="0.000068">
            <text:p>0,000068 ms</text:p>
          </table:table-cell>
          <table:table-cell table:formula="of:=[.F3]/[.C3]" office:value-type="float" office:value="0.0000440995">
            <text:p>0,0000440995 ms</text:p>
          </table:table-cell>
          <table:table-cell office:value-type="string">
            <text:p>NO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2896">
            <text:p>32896</text:p>
          </table:table-cell>
          <table:table-cell office:value-type="float" office:value="100000">
            <text:p>100000</text:p>
          </table:table-cell>
          <table:table-cell office:value-type="float" office:value="0">
            <text:p>0 ms</text:p>
          </table:table-cell>
          <table:table-cell office:value-type="float" office:value="13">
            <text:p>13 ms</text:p>
          </table:table-cell>
          <table:table-cell office:value-type="float" office:value="6.40987">
            <text:p>6,40987 ms</text:p>
          </table:table-cell>
          <table:table-cell table:formula="of:=[.D4]/[.C4]" office:value-type="float" office:value="0">
            <text:p>0 ms</text:p>
          </table:table-cell>
          <table:table-cell table:formula="of:=[.E4]/[.C4]" office:value-type="float" office:value="0.00013">
            <text:p>0,00013 ms</text:p>
          </table:table-cell>
          <table:table-cell table:formula="of:=[.F4]/[.C4]" office:value-type="float" office:value="0.0000640987">
            <text:p>0,0000640987 ms</text:p>
          </table:table-cell>
          <table:table-cell office:value-type="string">
            <text:p>NO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793">
            <text:p>9793</text:p>
          </table:table-cell>
          <table:table-cell office:value-type="float" office:value="100000">
            <text:p>100000</text:p>
          </table:table-cell>
          <table:table-cell office:value-type="float" office:value="12">
            <text:p>12 ms</text:p>
          </table:table-cell>
          <table:table-cell office:value-type="float" office:value="28">
            <text:p>28 ms</text:p>
          </table:table-cell>
          <table:table-cell office:value-type="float" office:value="18.3823">
            <text:p>18,3823 ms</text:p>
          </table:table-cell>
          <table:table-cell table:formula="of:=[.D5]/[.C5]" office:value-type="float" office:value="0.00012">
            <text:p>0,00012 ms</text:p>
          </table:table-cell>
          <table:table-cell table:formula="of:=[.E5]/[.C5]" office:value-type="float" office:value="0.00028">
            <text:p>0,00028 ms</text:p>
          </table:table-cell>
          <table:table-cell table:formula="of:=[.F5]/[.C5]" office:value-type="float" office:value="0.000183823">
            <text:p>0,000183823 ms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9"/>
        </table:table-row>
        <table:table-row table:style-name="ro2">
          <table:table-cell office:value-type="float" office:value="40">
            <text:p>40</text:p>
          </table:table-cell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table:number-columns-repeated="9"/>
        </table:table-row>
        <table:table-row table:style-name="ro2">
          <table:table-cell office:value-type="float" office:value="100">
            <text:p>100</text:p>
          </table:table-cell>
          <table:table-cell table:number-columns-repeated="9"/>
        </table:table-row>
        <table:table-row table:style-name="ro2">
          <table:table-cell office:value-type="float" office:value="200">
            <text:p>200</text:p>
          </table:table-cell>
          <table:table-cell table:number-columns-repeated="9"/>
        </table:table-row>
        <table:table-row table:style-name="ro2">
          <table:table-cell office:value-type="float" office:value="400">
            <text:p>400</text:p>
          </table:table-cell>
          <table:table-cell table:number-columns-repeated="9"/>
        </table:table-row>
        <table:table-row table:style-name="ro2">
          <table:table-cell office:value-type="float" office:value="800">
            <text:p>800</text:p>
          </table:table-cell>
          <table:table-cell table:number-columns-repeated="9"/>
        </table:table-row>
        <table:table-row table:style-name="ro2">
          <table:table-cell office:value-type="float" office:value="1000">
            <text:p>1000</text:p>
          </table:table-cell>
          <table:table-cell table:number-columns-repeated="9"/>
        </table:table-row>
        <table:table-row table:style-name="ro2">
          <table:table-cell office:value-type="float" office:value="2000">
            <text:p>2000</text:p>
          </table:table-cell>
          <table:table-cell table:number-columns-repeated="9"/>
        </table:table-row>
        <table:table-row table:style-name="ro2">
          <table:table-cell office:value-type="float" office:value="4000">
            <text:p>4000</text:p>
          </table:table-cell>
          <table:table-cell table:number-columns-repeated="9"/>
        </table:table-row>
        <table:table-row table:style-name="ro2">
          <table:table-cell office:value-type="float" office:value="8000">
            <text:p>8000</text:p>
          </table:table-cell>
          <table:table-cell table:number-columns-repeated="9"/>
        </table:table-row>
        <table:table-row table:style-name="ro2">
          <table:table-cell office:value-type="float" office:value="10000">
            <text:p>10000</text:p>
          </table:table-cell>
          <table:table-cell table:number-columns-repeated="9"/>
        </table:table-row>
        <table:table-row table:style-name="ro2" table:number-rows-repeated="37">
          <table:table-cell table:number-columns-repeated="10"/>
        </table:table-row>
        <table:table-row table:style-name="ro2">
          <table:table-cell table:number-columns-repeated="5"/>
          <table:table-cell table:style-name="Default"/>
          <table:table-cell table:number-columns-repeated="4"/>
        </table:table-row>
        <table:table-row table:style-name="ro2" table:number-rows-repeated="1048519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Algo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8" table:default-cell-style-name="ce1"/>
        <table:table-column table:style-name="co9" table:default-cell-style-name="ce1"/>
        <table:table-column table:style-name="co3" table:default-cell-style-name="Default"/>
        <table:table-row table:style-name="ro1">
          <table:table-cell office:value-type="string">
            <text:p>Taille des données (n)</text:p>
          </table:table-cell>
          <table:table-cell office:value-type="string">
            <text:p>Nb tests</text:p>
          </table:table-cell>
          <table:table-cell office:value-type="string">
            <text:p>Facteur</text:p>
          </table:table-cell>
          <table:table-cell office:value-type="string">
            <text:p>Temps minimum</text:p>
          </table:table-cell>
          <table:table-cell office:value-type="string">
            <text:p>Temps maximum</text:p>
          </table:table-cell>
          <table:table-cell office:value-type="string">
            <text:p>Temps moyen</text:p>
          </table:table-cell>
          <table:table-cell office:value-type="string">
            <text:p>Temps minimum (pondéré)</text:p>
          </table:table-cell>
          <table:table-cell office:value-type="string">
            <text:p>Temps Maximum (ponderé)</text:p>
          </table:table-cell>
          <table:table-cell office:value-type="string">
            <text:p>Temps moyen(pondere)</text:p>
          </table:table-cell>
          <table:table-cell office:value-type="string">
            <text:p>Aléatoire ?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131">
            <text:p>12131</text:p>
          </table:table-cell>
          <table:table-cell office:value-type="float" office:value="50000">
            <text:p>50000</text:p>
          </table:table-cell>
          <table:table-cell office:value-type="float" office:value="8">
            <text:p>8 ms</text:p>
          </table:table-cell>
          <table:table-cell office:value-type="float" office:value="24">
            <text:p>24 ms</text:p>
          </table:table-cell>
          <table:table-cell office:value-type="float" office:value="14.839">
            <text:p>14,839 ms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423">
            <text:p>17423</text:p>
          </table:table-cell>
          <table:table-cell office:value-type="float" office:value="5000">
            <text:p>5000</text:p>
          </table:table-cell>
          <table:table-cell office:value-type="float" office:value="4">
            <text:p>4 ms</text:p>
          </table:table-cell>
          <table:table-cell office:value-type="float" office:value="20">
            <text:p>20 ms</text:p>
          </table:table-cell>
          <table:table-cell office:value-type="float" office:value="10.3313">
            <text:p>10,3313 ms</text:p>
          </table:table-cell>
          <table:table-cell table:formula="of:=[.D6]/[.$C6]" office:value-type="float" office:value="0.0008">
            <text:p>0,0008 ms</text:p>
          </table:table-cell>
          <table:table-cell table:style-name="ce2" table:formula="of:=[.E6]/[.$C6]" office:value-type="float" office:value="0.004">
            <text:p>0,004 ms</text:p>
          </table:table-cell>
          <table:table-cell table:style-name="ce2" table:formula="of:=[.F6]/[.$C6]" office:value-type="float" office:value="0.00206626">
            <text:p>0,00206626 ms</text:p>
          </table:table-cell>
          <table:table-cell office:value-type="string">
            <text:p>OUI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284">
            <text:p>9284</text:p>
          </table:table-cell>
          <table:table-cell office:value-type="float" office:value="5000">
            <text:p>5000</text:p>
          </table:table-cell>
          <table:table-cell office:value-type="float" office:value="12">
            <text:p>12 ms</text:p>
          </table:table-cell>
          <table:table-cell office:value-type="float" office:value="25">
            <text:p>25 ms</text:p>
          </table:table-cell>
          <table:table-cell office:value-type="float" office:value="19.3884">
            <text:p>19,3884 ms</text:p>
          </table:table-cell>
          <table:table-cell table:formula="of:=[.D7]/[.$C7]" office:value-type="float" office:value="0.0024">
            <text:p>0,0024 ms</text:p>
          </table:table-cell>
          <table:table-cell table:style-name="ce2" table:formula="of:=[.E7]/[.$C7]" office:value-type="float" office:value="0.005">
            <text:p>0,005 ms</text:p>
          </table:table-cell>
          <table:table-cell table:style-name="ce2" table:formula="of:=[.F7]/[.$C7]" office:value-type="float" office:value="0.00387768">
            <text:p>0,00387768 ms</text:p>
          </table:table-cell>
          <table:table-cell office:value-type="string">
            <text:p>OUI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492">
            <text:p>12492</text:p>
          </table:table-cell>
          <table:table-cell office:value-type="float" office:value="500">
            <text:p>500</text:p>
          </table:table-cell>
          <table:table-cell office:value-type="float" office:value="8">
            <text:p>8 ms</text:p>
          </table:table-cell>
          <table:table-cell office:value-type="float" office:value="20">
            <text:p>20 ms</text:p>
          </table:table-cell>
          <table:table-cell office:value-type="float" office:value="14.4095">
            <text:p>14,4095 ms</text:p>
          </table:table-cell>
          <table:table-cell table:formula="of:=[.D8]/[.$C8]" office:value-type="float" office:value="0.016">
            <text:p>0,016 ms</text:p>
          </table:table-cell>
          <table:table-cell table:style-name="ce2" table:formula="of:=[.E8]/[.$C8]" office:value-type="float" office:value="0.04">
            <text:p>0,04 ms</text:p>
          </table:table-cell>
          <table:table-cell table:style-name="ce2" table:formula="of:=[.F8]/[.$C8]" office:value-type="float" office:value="0.028819">
            <text:p>0,028819 ms</text:p>
          </table:table-cell>
          <table:table-cell office:value-type="string">
            <text:p>OUI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5576">
            <text:p>15576</text:p>
          </table:table-cell>
          <table:table-cell office:value-type="float" office:value="50">
            <text:p>50</text:p>
          </table:table-cell>
          <table:table-cell office:value-type="float" office:value="8">
            <text:p>8 ms</text:p>
          </table:table-cell>
          <table:table-cell office:value-type="float" office:value="17">
            <text:p>17 ms</text:p>
          </table:table-cell>
          <table:table-cell office:value-type="float" office:value="11.5567">
            <text:p>11,5567 ms</text:p>
          </table:table-cell>
          <table:table-cell table:formula="of:=[.D9]/[.$C9]" office:value-type="float" office:value="0.16">
            <text:p>0,16 ms</text:p>
          </table:table-cell>
          <table:table-cell table:style-name="ce2" table:formula="of:=[.E9]/[.$C9]" office:value-type="float" office:value="0.34">
            <text:p>0,34 ms</text:p>
          </table:table-cell>
          <table:table-cell table:style-name="ce2" table:formula="of:=[.F9]/[.$C9]" office:value-type="float" office:value="0.231134">
            <text:p>0,231134 ms</text:p>
          </table:table-cell>
          <table:table-cell office:value-type="string">
            <text:p>OUI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878">
            <text:p>1878</text:p>
          </table:table-cell>
          <table:table-cell office:value-type="float" office:value="50">
            <text:p>50</text:p>
          </table:table-cell>
          <table:table-cell office:value-type="float" office:value="88">
            <text:p>88 ms</text:p>
          </table:table-cell>
          <table:table-cell office:value-type="float" office:value="104">
            <text:p>104 ms</text:p>
          </table:table-cell>
          <table:table-cell office:value-type="float" office:value="95.8568">
            <text:p>95,8568 ms</text:p>
          </table:table-cell>
          <table:table-cell table:formula="of:=[.D10]/[.$C10]" office:value-type="float" office:value="1.76">
            <text:p>1,76 ms</text:p>
          </table:table-cell>
          <table:table-cell table:style-name="ce2" table:formula="of:=[.E10]/[.$C10]" office:value-type="float" office:value="2.08">
            <text:p>2,08 ms</text:p>
          </table:table-cell>
          <table:table-cell table:style-name="ce2" table:formula="of:=[.F10]/[.$C10]" office:value-type="float" office:value="1.917136">
            <text:p>1,917136 ms</text:p>
          </table:table-cell>
          <table:table-cell office:value-type="string">
            <text:p>OUI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969">
            <text:p>969</text:p>
          </table:table-cell>
          <table:table-cell office:value-type="float" office:value="50">
            <text:p>50</text:p>
          </table:table-cell>
          <table:table-cell office:value-type="float" office:value="176">
            <text:p>176 ms</text:p>
          </table:table-cell>
          <table:table-cell office:value-type="float" office:value="196">
            <text:p>196 ms</text:p>
          </table:table-cell>
          <table:table-cell office:value-type="float" office:value="185.932">
            <text:p>185,932 ms</text:p>
          </table:table-cell>
          <table:table-cell table:formula="of:=[.D11]/[.$C11]" office:value-type="float" office:value="3.52">
            <text:p>3,52 ms</text:p>
          </table:table-cell>
          <table:table-cell table:style-name="ce2" table:formula="of:=[.E11]/[.$C11]" office:value-type="float" office:value="3.92">
            <text:p>3,92 ms</text:p>
          </table:table-cell>
          <table:table-cell table:style-name="ce2" table:formula="of:=[.F11]/[.$C11]" office:value-type="float" office:value="3.71864">
            <text:p>3,71864 ms</text:p>
          </table:table-cell>
          <table:table-cell office:value-type="string">
            <text:p>OUI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5907">
            <text:p>5907</text:p>
          </table:table-cell>
          <table:table-cell office:value-type="float" office:value="1">
            <text:p>1</text:p>
          </table:table-cell>
          <table:table-cell office:value-type="float" office:value="20">
            <text:p>20 ms</text:p>
          </table:table-cell>
          <table:table-cell office:value-type="float" office:value="33">
            <text:p>33 ms</text:p>
          </table:table-cell>
          <table:table-cell office:value-type="float" office:value="30.4742">
            <text:p>30,4742 ms</text:p>
          </table:table-cell>
          <table:table-cell table:formula="of:=[.D12]/[.$C12]" office:value-type="float" office:value="20">
            <text:p>20 ms</text:p>
          </table:table-cell>
          <table:table-cell table:style-name="ce2" table:formula="of:=[.E12]/[.$C12]" office:value-type="float" office:value="33">
            <text:p>33 ms</text:p>
          </table:table-cell>
          <table:table-cell table:style-name="ce2" table:formula="of:=[.F12]/[.$C12]" office:value-type="float" office:value="30.4742">
            <text:p>30,4742 ms</text:p>
          </table:table-cell>
          <table:table-cell office:value-type="string">
            <text:p>OUI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725">
            <text:p>725</text:p>
          </table:table-cell>
          <table:table-cell office:value-type="float" office:value="1">
            <text:p>1</text:p>
          </table:table-cell>
          <table:table-cell office:value-type="float" office:value="240">
            <text:p>240 ms</text:p>
          </table:table-cell>
          <table:table-cell office:value-type="float" office:value="257">
            <text:p>257 ms</text:p>
          </table:table-cell>
          <table:table-cell office:value-type="float" office:value="248.346">
            <text:p>248,346 ms</text:p>
          </table:table-cell>
          <table:table-cell table:formula="of:=[.D13]/[.$C13]" office:value-type="float" office:value="240">
            <text:p>240 ms</text:p>
          </table:table-cell>
          <table:table-cell table:style-name="ce2" table:formula="of:=[.E13]/[.$C13]" office:value-type="float" office:value="257">
            <text:p>257 ms</text:p>
          </table:table-cell>
          <table:table-cell table:style-name="ce2" table:formula="of:=[.F13]/[.$C13]" office:value-type="float" office:value="248.346">
            <text:p>248,346 ms</text:p>
          </table:table-cell>
          <table:table-cell office:value-type="string">
            <text:p>OUI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993">
            <text:p>1993 ms</text:p>
          </table:table-cell>
          <table:table-cell office:value-type="float" office:value="2036">
            <text:p>2036 ms</text:p>
          </table:table-cell>
          <table:table-cell office:value-type="float" office:value="2014.56">
            <text:p>2014,56 ms</text:p>
          </table:table-cell>
          <table:table-cell table:formula="of:=[.D14]/[.$C14]" office:value-type="float" office:value="1993">
            <text:p>1993 ms</text:p>
          </table:table-cell>
          <table:table-cell table:style-name="ce2" table:formula="of:=[.E14]/[.$C14]" office:value-type="float" office:value="2036">
            <text:p>2036 ms</text:p>
          </table:table-cell>
          <table:table-cell table:style-name="ce2" table:formula="of:=[.F14]/[.$C14]" office:value-type="float" office:value="2014.56">
            <text:p>2014,56 ms</text:p>
          </table:table-cell>
          <table:table-cell office:value-type="string">
            <text:p>OUI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3905">
            <text:p>3905 ms</text:p>
          </table:table-cell>
          <table:table-cell office:value-type="float" office:value="3965">
            <text:p>3965 ms</text:p>
          </table:table-cell>
          <table:table-cell office:value-type="float" office:value="3931">
            <text:p>3931 ms</text:p>
          </table:table-cell>
          <table:table-cell table:formula="of:=[.D15]/[.$C15]" office:value-type="float" office:value="3905">
            <text:p>3905 ms</text:p>
          </table:table-cell>
          <table:table-cell table:style-name="ce2" table:formula="of:=[.E15]/[.$C15]" office:value-type="float" office:value="3965">
            <text:p>3965 ms</text:p>
          </table:table-cell>
          <table:table-cell table:style-name="ce2" table:formula="of:=[.F15]/[.$C15]" office:value-type="float" office:value="3931">
            <text:p>3931 ms</text:p>
          </table:table-cell>
          <table:table-cell office:value-type="string">
            <text:p>OUI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1273">
            <text:p>31273 ms</text:p>
          </table:table-cell>
          <table:table-cell office:value-type="float" office:value="31406">
            <text:p>31406 ms</text:p>
          </table:table-cell>
          <table:table-cell office:value-type="float" office:value="31313.8">
            <text:p>31313,8 ms</text:p>
          </table:table-cell>
          <table:table-cell table:formula="of:=[.D16]/[.$C16]" office:value-type="float" office:value="31273">
            <text:p>31273 ms</text:p>
          </table:table-cell>
          <table:table-cell table:style-name="ce2" table:formula="of:=[.E16]/[.$C16]" office:value-type="float" office:value="31406">
            <text:p>31406 ms</text:p>
          </table:table-cell>
          <table:table-cell table:style-name="ce2" table:formula="of:=[.F16]/[.$C16]" office:value-type="float" office:value="31313.8">
            <text:p>31313,8 ms</text:p>
          </table:table-cell>
          <table:table-cell office:value-type="string">
            <text:p>OUI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252191">
            <text:p>252191 ms</text:p>
          </table:table-cell>
          <table:table-cell table:formula="of:=[.D17]/[.$C17]" office:value-type="float" office:value="252191">
            <text:p>252191 ms</text:p>
          </table:table-cell>
          <table:table-cell table:style-name="ce2" table:formula="of:=[.E17]/[.$C17]" office:value-type="float" office:value="252191">
            <text:p>252191 ms</text:p>
          </table:table-cell>
          <table:table-cell table:style-name="ce2" table:formula="of:=[.F17]/[.$C17]" office:value-type="float" office:value="252191">
            <text:p>252191 ms</text:p>
          </table:table-cell>
          <table:table-cell office:value-type="string">
            <text:p>OUI</text:p>
          </table:table-cell>
        </table:table-row>
        <table:table-row table:style-name="ro2">
          <table:table-cell office:value-type="float" office:value="8000">
            <text:p>8000</text:p>
          </table:table-cell>
          <table:table-cell table:number-columns-repeated="9"/>
        </table:table-row>
        <table:table-row table:style-name="ro2">
          <table:table-cell office:value-type="float" office:value="10000">
            <text:p>10000</text:p>
          </table:table-cell>
          <table:table-cell table:number-columns-repeated="9"/>
        </table:table-row>
        <table:table-row table:style-name="ro2" table:number-rows-repeated="37">
          <table:table-cell table:number-columns-repeated="10"/>
        </table:table-row>
        <table:table-row table:style-name="ro2">
          <table:table-cell table:number-columns-repeated="5"/>
          <table:table-cell table:style-name="Default"/>
          <table:table-cell table:number-columns-repeated="4"/>
        </table:table-row>
        <table:table-row table:style-name="ro2" table:number-rows-repeated="1048518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euille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min-integer-digits="1"/>
      <number:text> ms</number:text>
    </number:number-style>
    <number:number-style style:name="N109">
      <number:number number:decimal-places="0" number:min-integer-digits="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09:42:01</meta:creation-date>
    <dc:date>2012-10-19T12:24:32</dc:date>
    <meta:editing-duration>PT10M29S</meta:editing-duration>
    <meta:editing-cycles>1</meta:editing-cycles>
    <meta:document-statistic meta:table-count="3" meta:cell-count="203" meta:object-count="0"/>
    <meta:generator>LibreOffice/3.5$Linux_x86 LibreOffice_project/350m1$Build-2</meta:generator>
  </office:meta>
</office:document-meta>
</file>